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93.68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ag1</text:p>
          </table:table-cell>
          <table:table-cell table:style-name="ce1" office:value-type="string" calcext:value-type="string">
            <text:p>Tag2</text:p>
          </table:table-cell>
          <table:table-cell table:style-name="ce1" office:value-type="string" calcext:value-type="string">
            <text:p>Tag3</text:p>
          </table:table-cell>
          <table:table-cell table:style-name="ce1" office:value-type="string" calcext:value-type="string">
            <text:p>isFav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ways to hide elements in CSS</text:p>
          </table:table-cell>
          <table:table-cell office:value-type="string" calcext:value-type="string">
            <text:p><text:a xlink:href="https://www.sitepoint.com/hide-elements-in-css/" xlink:type="simple">https://www.sitepoint.com/hide-elements-in-cs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ated CSS gradients</text:p>
          </table:table-cell>
          <table:table-cell office:value-type="string" calcext:value-type="string">
            <text:p><text:a xlink:href="https://gradients.shecodes.io/" xlink:type="simple">https://gradients.shecodes.io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collection of popular layouts CSS</text:p>
          </table:table-cell>
          <table:table-cell office:value-type="string" calcext:value-type="string">
            <text:p><text:a xlink:href="https://csslayout.io/" xlink:type="simple">https://csslayout.io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complete guide to Flexbox</text:p>
          </table:table-cell>
          <table:table-cell office:value-type="string" calcext:value-type="string">
            <text:p><text:a xlink:href="https://css-tricks.com/snippets/css/a-guide-to-flexbox/" xlink:type="simple">https://css-tricks.com/snippets/css/a-guide-to-flexbox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x alignment in grid layout</text:p>
          </table:table-cell>
          <table:table-cell office:value-type="string" calcext:value-type="string">
            <text:p><text:a xlink:href="https://developer.mozilla.org/en-US/docs/Web/CSS/CSS_Grid_Layout/Box_Alignment_in_CSS_Grid_Layout" xlink:type="simple">https://developer.mozilla.org/en-US/docs/Web/CSS/CSS_Grid_Layout/Box_Alignment_in_CSS_Grid_Layout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utton with shine animation guide</text:p>
          </table:table-cell>
          <table:table-cell office:value-type="string" calcext:value-type="string">
            <text:p><text:a xlink:href="https://dev.to/designyff/button-with-shine-animation-step-by-step-guide-15l5" xlink:type="simple">https://dev.to/designyff/button-with-shine-animation-step-by-step-guide-15l5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ousel slider tutorial with HTML, CSS and Javascript</text:p>
          </table:table-cell>
          <table:table-cell office:value-type="string" calcext:value-type="string">
            <text:p><text:a xlink:href="https://programmingduck.com/articles/javascript-carousel" xlink:type="simple">https://programmingduck.com/articles/javascript-carousel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a color palette</text:p>
          </table:table-cell>
          <table:table-cell office:value-type="string" calcext:value-type="string">
            <text:p><text:a xlink:href="https://coolors.co/e45525-ffffff-e7c15f-251605-282a2a" xlink:type="simple">https://coolors.co/e45525-ffffff-e7c15f-251605-282a2a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lor tinting images using the filter property</text:p>
          </table:table-cell>
          <table:table-cell office:value-type="string" calcext:value-type="string">
            <text:p><text:a xlink:href="https://stackoverflow.com/questions/47032831/color-tinting-on-images-using-the-filter-property" xlink:type="simple">https://stackoverflow.com/questions/47032831/color-tinting-on-images-using-the-filter-property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onvert hexadecimal color to rgba</text:p>
          </table:table-cell>
          <table:table-cell office:value-type="string" calcext:value-type="string">
            <text:p><text:a xlink:href="https://stackoverflow.com/questions/14860874/how-do-i-convert-a-hexadecimal-color-to-rgba-with-the-less-compiler" xlink:type="simple">https://stackoverflow.com/questions/14860874/how-do-i-convert-a-hexadecimal-color-to-rgba-with-the-less-compiler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isplay flexbox items in two rows</text:p>
          </table:table-cell>
          <table:table-cell office:value-type="string" calcext:value-type="string">
            <text:p><text:a xlink:href="https://stackoverflow.com/questions/56332282/is-it-possible-to-display-flexbox-items-in-two-rows-instead-of-one" xlink:type="simple">https://stackoverflow.com/questions/56332282/is-it-possible-to-display-flexbox-items-in-two-rows-instead-of-one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What is the opposite of :hover?</text:p>
          </table:table-cell>
          <table:table-cell office:value-type="string" calcext:value-type="string">
            <text:p><text:a xlink:href="https://stackoverflow.com/questions/10995165/what-is-the-opposite-of-hover-on-mouse-leave" xlink:type="simple">https://stackoverflow.com/questions/10995165/what-is-the-opposite-of-hover-on-mouse-leave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SS ::before and ::afer for custom animations and transitions</text:p>
          </table:table-cell>
          <table:table-cell office:value-type="string" calcext:value-type="string">
            <text:p><text:a xlink:href="https://blog.logrocket.com/css-before-after-custom-animations-transitions/" xlink:type="simple">https://blog.logrocket.com/css-before-after-custom-animations-transition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JAX with Dad Jokes fetching howto</text:p>
          </table:table-cell>
          <table:table-cell office:value-type="string" calcext:value-type="string">
            <text:p><text:a xlink:href="https://wesbos.com/javascript/13-ajax-and-fetching-data/76-dad-jokes" xlink:type="simple">https://wesbos.com/javascript/13-ajax-and-fetching-data/76-dad-joke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S Grid layout with image span</text:p>
          </table:table-cell>
          <table:table-cell office:value-type="string" calcext:value-type="string">
            <text:p><text:a xlink:href="https://www.youtube.com/watch?v=-qOe8lBAChE" xlink:type="simple">https://www.youtube.com/watch?v=-qOe8lBAChE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dd a list item through JavaScript</text:p>
          </table:table-cell>
          <table:table-cell office:value-type="string" calcext:value-type="string">
            <text:p><text:a xlink:href="https://stackoverflow.com/questions/17773938/add-a-list-item-through-javascript" xlink:type="simple">https://stackoverflow.com/questions/17773938/add-a-list-item-through-javascript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rop shadow for PNG images in CSS</text:p>
          </table:table-cell>
          <table:table-cell office:value-type="string" calcext:value-type="string">
            <text:p><text:a xlink:href="https://stackoverflow.com/questions/3186688/drop-shadow-for-png-image-in-css" xlink:type="simple">https://stackoverflow.com/questions/3186688/drop-shadow-for-png-image-in-cs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ow to remove a class from elements in JavaScript</text:p>
          </table:table-cell>
          <table:table-cell office:value-type="string" calcext:value-type="string">
            <text:p><text:a xlink:href="https://stackoverflow.com/questions/22270664/how-to-remove-a-class-from-elements-in-pure-javascript" xlink:type="simple">https://stackoverflow.com/questions/22270664/how-to-remove-a-class-from-elements-in-pure-javascript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tting started with CSS Layout</text:p>
          </table:table-cell>
          <table:table-cell office:value-type="string" calcext:value-type="string">
            <text:p><text:a xlink:href="https://www.smashingmagazine.com/2018/05/guide-css-layout/" xlink:type="simple">https://www.smashingmagazine.com/2018/05/guide-css-layout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SS glass / blur effect</text:p>
          </table:table-cell>
          <table:table-cell office:value-type="string" calcext:value-type="string">
            <text:p><text:a xlink:href="https://css.glass/" xlink:type="simple">https://css.glas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adient Borders in CSS</text:p>
          </table:table-cell>
          <table:table-cell office:value-type="string" calcext:value-type="string">
            <text:p> <text:a xlink:href="https://css-tricks.com/gradient-borders-in-css/" xlink:type="simple">https://css-tricks.com/gradient-borders-in-cs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ss Grid MDN web docs</text:p>
          </table:table-cell>
          <table:table-cell office:value-type="string" calcext:value-type="string">
            <text:p><text:a xlink:href="https://developer.mozilla.org/en-US/docs/Web/CSS/grid" xlink:type="simple">https://developer.mozilla.org/en-US/docs/Web/CSS/grid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reate a draggable carousel using JavaScript</text:p>
          </table:table-cell>
          <table:table-cell office:value-type="string" calcext:value-type="string">
            <text:p><text:a xlink:href="https://stackabuse.com/how-to-create-a-draggable-carousel-using-vanilla-javascript/" xlink:type="simple">https://stackabuse.com/how-to-create-a-draggable-carousel-using-vanilla-javascript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ow to add a vertical line using CSS</text:p>
          </table:table-cell>
          <table:table-cell office:value-type="string" calcext:value-type="string">
            <text:p><text:a xlink:href="https://www.w3schools.com/howto/howto_css_vertical_line.asp" xlink:type="simple">https://www.w3schools.com/howto/howto_css_vertical_line.asp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ow to Javascript progress bar</text:p>
          </table:table-cell>
          <table:table-cell office:value-type="string" calcext:value-type="string">
            <text:p><text:a xlink:href="https://www.w3schools.com/howto/howto_js_progressbar.asp" xlink:type="simple">https://www.w3schools.com/howto/howto_js_progressbar.asp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ow to make a breadcrumb in CSS</text:p>
          </table:table-cell>
          <table:table-cell office:value-type="string" calcext:value-type="string">
            <text:p><text:a xlink:href="https://www.educative.io/answers/how-to-make-a-breadcrumb-in-html---css" xlink:type="simple">https://www.educative.io/answers/how-to-make-a-breadcrumb-in-html---cs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lign input elements and lables into two separate columns</text:p>
          </table:table-cell>
          <table:table-cell office:value-type="string" calcext:value-type="string">
            <text:p><text:a xlink:href="https://stackoverflow.com/questions/24216429/align-input-elements-and-labels-into-two-seperate-columns" xlink:type="simple">https://stackoverflow.com/questions/24216429/align-input-elements-and-labels-into-two-seperate-column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se css-grid to display unknown number of items in two rows</text:p>
          </table:table-cell>
          <table:table-cell office:value-type="string" calcext:value-type="string">
            <text:p><text:a xlink:href="https://stackoverflow.com/questions/65240397/can-i-use-css-grid-to-display-an-unknown-number-of-items-in-left-to-right-readi" xlink:type="simple">https://stackoverflow.com/questions/65240397/can-i-use-css-grid-to-display-an-unknown-number-of-items-in-left-to-right-readi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ke all images of different height and width the same via CSS</text:p>
          </table:table-cell>
          <table:table-cell office:value-type="string" calcext:value-type="string">
            <text:p><text:a xlink:href="https://stackoverflow.com/questions/19414856/how-can-i-make-all-images-of-different-height-and-width-the-same-via-css" xlink:type="simple">https://stackoverflow.com/questions/19414856/how-can-i-make-all-images-of-different-height-and-width-the-same-via-cs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ow to affect other elements when one element is hovered</text:p>
          </table:table-cell>
          <table:table-cell office:value-type="string" calcext:value-type="string">
            <text:p><text:a xlink:href="https://stackoverflow.com/questions/4502633/how-to-affect-other-elements-when-one-element-is-hovered" xlink:type="simple">https://stackoverflow.com/questions/4502633/how-to-affect-other-elements-when-one-element-is-hovered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finite carousel codepen</text:p>
          </table:table-cell>
          <table:table-cell office:value-type="string" calcext:value-type="string">
            <text:p><text:a xlink:href="https://codepen.io/Marouen/pen/OxyEEY" xlink:type="simple">https://codepen.io/Marouen/pen/OxyEEY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en source icons svg</text:p>
          </table:table-cell>
          <table:table-cell office:value-type="string" calcext:value-type="string">
            <text:p><text:a xlink:href="https://ionic.io/ionicons" xlink:type="simple">https://ionic.io/ionicon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nfinite carousel code stackoverflow</text:p>
          </table:table-cell>
          <table:table-cell office:value-type="string" calcext:value-type="string">
            <text:p><text:a xlink:href="https://stackoverflow.com/questions/72690608/carousel-slideshow-with-infinite-loop" xlink:type="simple">https://stackoverflow.com/questions/72690608/carousel-slideshow-with-infinite-loop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ull-screen iframe with a height of 100%</text:p>
          </table:table-cell>
          <table:table-cell office:value-type="string" calcext:value-type="string">
            <text:p><text:a xlink:href="https://stackoverflow.com/questions/5867985/full-screen-iframe-with-a-height-of-100" xlink:type="simple">https://stackoverflow.com/questions/5867985/full-screen-iframe-with-a-height-of-100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  <table:table-cell table:style-name="ce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ow to reset the setInterval timer</text:p>
          </table:table-cell>
          <table:table-cell office:value-type="string" calcext:value-type="string">
            <text:p><text:a xlink:href="https://stackoverflow.com/questions/8126466/how-do-i-reset-the-setinterval-timer" xlink:type="simple">https://stackoverflow.com/questions/8126466/how-do-i-reset-the-setinterval-timer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ass arguments to addEventListener listener function</text:p>
          </table:table-cell>
          <table:table-cell office:value-type="string" calcext:value-type="string">
            <text:p><text:a xlink:href="https://stackoverflow.com/questions/256754/how-to-pass-arguments-to-addeventlistener-listener-function" xlink:type="simple">https://stackoverflow.com/questions/256754/how-to-pass-arguments-to-addeventlistener-listener-function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emove a &lt;li&gt; from &lt;ul&gt;</text:p>
          </table:table-cell>
          <table:table-cell office:value-type="string" calcext:value-type="string">
            <text:p><text:a xlink:href="https://stackoverflow.com/questions/10750137/remove-all-li-from-ul" xlink:type="simple">https://stackoverflow.com/questions/10750137/remove-all-li-from-ul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Wait until setInterval() is done</text:p>
          </table:table-cell>
          <table:table-cell office:value-type="string" calcext:value-type="string">
            <text:p><text:a xlink:href="https://stackoverflow.com/questions/11055530/wait-until-setinterval-is-done" xlink:type="simple">https://stackoverflow.com/questions/11055530/wait-until-setinterval-is-done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 table:style-name="ce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ni Music Player CodePen</text:p>
          </table:table-cell>
          <table:table-cell office:value-type="string" calcext:value-type="string">
            <text:p><text:a xlink:href="https://codepen.io/cbanlawi/pen/xxRpggg" xlink:type="simple">https://codepen.io/cbanlawi/pen/xxRpggg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D model viewer library</text:p>
          </table:table-cell>
          <table:table-cell office:value-type="string" calcext:value-type="string">
            <text:p><text:a xlink:href="https://modelviewer.dev/" xlink:type="simple">https://modelviewer.dev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sources</text:p>
          </table:table-cell>
          <table:table-cell table:style-name="Default" office:value-type="string" calcext:value-type="string">
            <text:p>false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ke a button shine with CSS</text:p>
          </table:table-cell>
          <table:table-cell office:value-type="string" calcext:value-type="string">
            <text:p><text:a xlink:href="https://blog.bitsrc.io/pure-css-to-make-a-button-shine-and-gently-change-colors-over-time-5b685d9c6a7e" xlink:type="simple">https://blog.bitsrc.io/pure-css-to-make-a-button-shine-and-gently-change-colors-over-time-5b685d9c6a7e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ndom grid items shuffle Codpen</text:p>
          </table:table-cell>
          <table:table-cell office:value-type="string" calcext:value-type="string">
            <text:p><text:a xlink:href="https://codepen.io/GreenSock/pen/KKNJYZM" xlink:type="simple">https://codepen.io/GreenSock/pen/KKNJYZM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SS vignettes 3 ways</text:p>
          </table:table-cell>
          <table:table-cell office:value-type="string" calcext:value-type="string">
            <text:p><text:a xlink:href="https://una.im/vignettes/" xlink:type="simple">https://una.im/vignette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table:style-name="Default" office:value-type="string" calcext:value-type="string">
            <text:p>false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ow to replace and item in Javascript array</text:p>
          </table:table-cell>
          <table:table-cell office:value-type="string" calcext:value-type="string">
            <text:p><text:a xlink:href="https://www.geeksforgeeks.org/how-to-replace-an-item-from-an-array-in-javascript/" xlink:type="simple">https://www.geeksforgeeks.org/how-to-replace-an-item-from-an-array-in-javascript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dd drop-down list (&lt;select&gt;) programmatically</text:p>
          </table:table-cell>
          <table:table-cell office:value-type="string" calcext:value-type="string">
            <text:p><text:a xlink:href="https://stackoverflow.com/questions/17001961/how-to-add-drop-down-list-select-programmatically" xlink:type="simple">https://stackoverflow.com/questions/17001961/how-to-add-drop-down-list-select-programmatically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ind an object by property value in an array of Javascript objects</text:p>
          </table:table-cell>
          <table:table-cell office:value-type="string" calcext:value-type="string">
            <text:p><text:a xlink:href="https://www.tutorialrepublic.com/faq/how-to-find-an-object-by-property-value-in-an-array-of-javascript-objects.php" xlink:type="simple">https://www.tutorialrepublic.com/faq/how-to-find-an-object-by-property-value-in-an-array-of-javascript-objects.php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Javascript .find() MDN</text:p>
          </table:table-cell>
          <table:table-cell office:value-type="string" calcext:value-type="string">
            <text:p><text:a xlink:href="https://developer.mozilla.org/en-US/docs/Web/JavaScript/Reference/Global_Objects/Array/find" xlink:type="simple">https://developer.mozilla.org/en-US/docs/Web/JavaScript/Reference/Global_Objects/Array/find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ocalStorage in Javascript guide</text:p>
          </table:table-cell>
          <table:table-cell office:value-type="string" calcext:value-type="string">
            <text:p><text:a xlink:href="https://blog.logrocket.com/localstorage-javascript-complete-guide/" xlink:type="simple">https://blog.logrocket.com/localstorage-javascript-complete-guide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Javascript array of objects guide</text:p>
          </table:table-cell>
          <table:table-cell office:value-type="string" calcext:value-type="string">
            <text:p><text:a xlink:href="https://www.freecodecamp.org/news/javascript-array-of-objects-tutorial-how-to-create-update-and-loop-through-objects-using-js-array-methods/" xlink:type="simple">https://www.freecodecamp.org/news/javascript-array-of-objects-tutorial-how-to-create-update-and-loop-through-objects-using-js-array-method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Javascript get current date</text:p>
          </table:table-cell>
          <table:table-cell office:value-type="string" calcext:value-type="string">
            <text:p><text:a xlink:href="https://www.freecodecamp.org/news/javascript-get-current-date-todays-date-in-js/" xlink:type="simple">https://www.freecodecamp.org/news/javascript-get-current-date-todays-date-in-j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ght reading trainer</text:p>
          </table:table-cell>
          <table:table-cell office:value-type="string" calcext:value-type="string">
            <text:p><text:a xlink:href="https://sightreading.training/" xlink:type="simple">https://sightreading.training/</text:a> 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Native Instruments komplete start bundle</text:p>
          </table:table-cell>
          <table:table-cell office:value-type="string" calcext:value-type="string">
            <text:p><text:a xlink:href="https://www.native-instruments.com/en/products/komplete/bundles/komplete-start/" xlink:type="simple">https://www.native-instruments.com/en/products/komplete/bundles/komplete-start/</text:a> 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lugin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ST API tutorial</text:p>
          </table:table-cell>
          <table:table-cell office:value-type="string" calcext:value-type="string">
            <text:p><text:a xlink:href="https://github.com/tfredrich/RestApiTutorial.com" xlink:type="simple">https://github.com/tfredrich/RestApiTutorial.com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vascript design patterns</text:p>
          </table:table-cell>
          <table:table-cell office:value-type="string" calcext:value-type="string">
            <text:p><text:a xlink:href="https://www.patterns.dev/posts#design-patterns" xlink:type="simple">https://www.patterns.dev/posts#design-pattern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Wes bos css grid course</text:p>
          </table:table-cell>
          <table:table-cell office:value-type="string" calcext:value-type="string">
            <text:p><text:a xlink:href="https://courses.wesbos.com/account/access/642f08c9f3592f3b0debc41b/view/249559631" xlink:type="simple">https://courses.wesbos.com/account/access/642f08c9f3592f3b0debc41b/view/249559631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iablo 2 Elemental druid guide</text:p>
          </table:table-cell>
          <table:table-cell office:value-type="string" calcext:value-type="string">
            <text:p><text:a xlink:href="https://fextralife.com/druid-build-guide-diablo-2-resurrected-best-elemental-druid-fissure/" xlink:type="simple">https://fextralife.com/druid-build-guide-diablo-2-resurrected-best-elemental-druid-fissure/</text:a> 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tranger of paradise job spreadsheet</text:p>
          </table:table-cell>
          <table:table-cell office:value-type="string" calcext:value-type="string">
            <text:p><text:a xlink:href="https://docs.google.com/spreadsheets/d/1Ixa7GC6CMrgN6P2jfgXGaZtFtOOp88SZ0CqFOMB2Ncw/edit#gid=274612812" xlink:type="simple">https://docs.google.com/spreadsheets/d/1Ixa7GC6CMrgN6P2jfgXGaZtFtOOp88SZ0CqFOMB2Ncw/edit#gid=274612812</text:a> 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ivinity 2 achievements mod</text:p>
          </table:table-cell>
          <table:table-cell office:value-type="string" calcext:value-type="string">
            <text:p><text:a xlink:href="https://www.nexusmods.com/divinityoriginalsin2/mods/210" xlink:type="simple">https://www.nexusmods.com/divinityoriginalsin2/mods/210</text:a> 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ash bros faq</text:p>
          </table:table-cell>
          <table:table-cell office:value-type="string" calcext:value-type="string">
            <text:p><text:a xlink:href="https://www.reddit.com/r/smashbros/wiki/faq/" xlink:type="simple">https://www.reddit.com/r/smashbros/wiki/faq/</text:a> 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ayout patterns</text:p>
          </table:table-cell>
          <table:table-cell office:value-type="string" calcext:value-type="string">
            <text:p><text:a xlink:href="https://web.dev/patterns/layout/" xlink:type="simple">https://web.dev/patterns/layout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atomy of a web page: 14 common elements</text:p>
          </table:table-cell>
          <table:table-cell office:value-type="string" calcext:value-type="string">
            <text:p><text:a xlink:href="https://blog.tubikstudio.com/anatomy-of-web-page/" xlink:type="simple">https://blog.tubikstudio.com/anatomy-of-web-page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he Odin Project</text:p>
          </table:table-cell>
          <table:table-cell office:value-type="string" calcext:value-type="string">
            <text:p><text:a xlink:href="https://www.theodinproject.com/" xlink:type="simple">https://www.theodinproject.com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alog of javascript design patterns </text:p>
          </table:table-cell>
          <table:table-cell office:value-type="string" calcext:value-type="string">
            <text:p><text:a xlink:href="https://refactoring.guru/design-patterns/catalog" xlink:type="simple">https://refactoring.guru/design-patterns/catalog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UX Library</text:p>
          </table:table-cell>
          <table:table-cell office:value-type="string" calcext:value-type="string">
            <text:p><text:a xlink:href="https://www.uxlibrary.org/explore/ui-design/ui-patterns-and-inspiration" xlink:type="simple">https://www.uxlibrary.org/explore/ui-design/ui-patterns-and-inspiration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I patterns compilation and use cases</text:p>
          </table:table-cell>
          <table:table-cell office:value-type="string" calcext:value-type="string">
            <text:p><text:a xlink:href="https://ui-patterns.com/patterns/navigation/list" xlink:type="simple">https://ui-patterns.com/patterns/navigation/list</text:a> </text:p>
          </table:table-cell>
          <table:table-cell table:style-name="Default"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2 timeless ui patterns explained</text:p>
          </table:table-cell>
          <table:table-cell office:value-type="string" calcext:value-type="string">
            <text:p><text:a xlink:href="https://www.uxpin.com/studio/blog/web-layout-best-practices-12-timeless-ui-patterns-explained/" xlink:type="simple">https://www.uxpin.com/studio/blog/web-layout-best-practices-12-timeless-ui-patterns-explained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ool practical HTML guide idk</text:p>
          </table:table-cell>
          <table:table-cell office:value-type="string" calcext:value-type="string">
            <text:p><text:a xlink:href="https://learn.shayhowe.com/html-css/writing-your-best-code/" xlink:type="simple">https://learn.shayhowe.com/html-css/writing-your-best-code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ackground patterns resources</text:p>
          </table:table-cell>
          <table:table-cell office:value-type="string" calcext:value-type="string">
            <text:p><text:a xlink:href="https://www.awwwards.com/background-patterns-designs-and-resources-for-websites.html" xlink:type="simple">https://www.awwwards.com/background-patterns-designs-and-resources-for-websites.html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eb dev resources 1</text:p>
          </table:table-cell>
          <table:table-cell office:value-type="string" calcext:value-type="string">
            <text:p><text:a xlink:href="https://webdevresources.info/" xlink:type="simple">https://webdevresources.info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b dev resources 2</text:p>
          </table:table-cell>
          <table:table-cell office:value-type="string" calcext:value-type="string">
            <text:p><text:a xlink:href="https://web-dev-resources.com/#/" xlink:type="simple">https://web-dev-resources.com/#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eb dev resources 3</text:p>
          </table:table-cell>
          <table:table-cell office:value-type="string" calcext:value-type="string">
            <text:p><text:a xlink:href="https://github.com/iamismile/web-dev-resources" xlink:type="simple">https://github.com/iamismile/web-dev-resources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Web dev resources 4</text:p>
          </table:table-cell>
          <table:table-cell office:value-type="string" calcext:value-type="string">
            <text:p><text:a xlink:href="https://dev.to/alexomeyer/top-20-web-development-learning-resources-from-beginner-to-advanced-4h8a" xlink:type="simple">https://dev.to/alexomeyer/top-20-web-development-learning-resources-from-beginner-to-advanced-4h8a</text:a> </text:p>
          </table:table-cell>
          <table:table-cell office:value-type="string" calcext:value-type="string">
            <text:p>prog</text:p>
          </table:table-cell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SS Grid patterns, examples</text:p>
          </table:table-cell>
          <table:table-cell office:value-type="string" calcext:value-type="string">
            <text:p><text:a xlink:href="https://gridbyexample.com/" xlink:type="simple">https://gridbyexample.com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esponsive web design course</text:p>
          </table:table-cell>
          <table:table-cell office:value-type="string" calcext:value-type="string">
            <text:p><text:a xlink:href="https://www.freecodecamp.org/learn/2022/responsive-web-design/#learn-html-by-building-a-cat-photo-app" xlink:type="simple">https://www.freecodecamp.org/learn/2022/responsive-web-design/#learn-html-by-building-a-cat-photo-app</text:a> 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dern css practices</text:p>
          </table:table-cell>
          <table:table-cell office:value-type="string" calcext:value-type="string">
            <text:p><text:a xlink:href="https://moderncss.dev/" xlink:type="simple">https://moderncss.dev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ide to responsive web design</text:p>
          </table:table-cell>
          <table:table-cell office:value-type="string" calcext:value-type="string">
            <text:p><text:a xlink:href="https://ishadeed.com/article/responsive-design/" xlink:type="simple">https://ishadeed.com/article/responsive-design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bsite planning templates</text:p>
          </table:table-cell>
          <table:table-cell office:value-type="string" calcext:value-type="string">
            <text:p><text:a xlink:href="https://creately.com/guides/website-planning-templates/" xlink:type="simple">https://creately.com/guides/website-planning-template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kdown getting started guide</text:p>
          </table:table-cell>
          <table:table-cell office:value-type="string" calcext:value-type="string">
            <text:p><text:a xlink:href="https://www.markdownguide.org/getting-started/" xlink:type="simple">https://www.markdownguide.org/getting-started/</text:a> </text:p>
          </table:table-cell>
          <table:table-cell office:value-type="string" calcext:value-type="string">
            <text:p>prog</text:p>
          </table:table-cell>
          <table:table-cell table:style-name="Default" office:value-type="string" calcext:value-type="string">
            <text:p>markdow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rkdown cheatsheet</text:p>
          </table:table-cell>
          <table:table-cell office:value-type="string" calcext:value-type="string">
            <text:p><text:a xlink:href="https://github.com/adam-p/markdown-here/wiki/Markdown-Cheatsheet" xlink:type="simple">https://github.com/adam-p/markdown-here/wiki/Markdown-Cheatsheet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markdown</text:p>
          </table:table-cell>
          <table:table-cell table:style-name="Default" office:value-type="string" calcext:value-type="string">
            <text:p>cheatshe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ython regex</text:p>
          </table:table-cell>
          <table:table-cell office:value-type="string" calcext:value-type="string">
            <text:p><text:a xlink:href="https://www.w3schools.com/python/python_regex.asp" xlink:type="simple">https://www.w3schools.com/python/python_regex.asp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it book</text:p>
          </table:table-cell>
          <table:table-cell office:value-type="string" calcext:value-type="string">
            <text:p><text:a xlink:href="https://git-scm.com/book/en/v2" xlink:type="simple">https://git-scm.com/book/en/v2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mple git guide</text:p>
          </table:table-cell>
          <table:table-cell office:value-type="string" calcext:value-type="string">
            <text:p><text:a xlink:href="https://rogerdudler.github.io/git-guide/" xlink:type="simple">https://rogerdudler.github.io/git-guide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it workflow</text:p>
          </table:table-cell>
          <table:table-cell office:value-type="string" calcext:value-type="string">
            <text:p><text:a xlink:href="https://www.atlassian.com/git/tutorials/comparing-workflows/gitflow-workflow" xlink:type="simple">https://www.atlassian.com/git/tutorials/comparing-workflows/gitflow-workflow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nterval ear training</text:p>
          </table:table-cell>
          <table:table-cell office:value-type="string" calcext:value-type="string">
            <text:p><text:a xlink:href="https://www.iwasdoingallright.com/tools/ear_training/online/" xlink:type="simple">https://www.iwasdoingallright.com/tools/ear_training/online/</text:a> 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t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ord progression generator</text:p>
          </table:table-cell>
          <table:table-cell office:value-type="string" calcext:value-type="string">
            <text:p><text:a xlink:href="https://autochords.com/" xlink:type="simple">https://autochords.com/</text:a> 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t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itar fretboard tool</text:p>
          </table:table-cell>
          <table:table-cell office:value-type="string" calcext:value-type="string">
            <text:p><text:a xlink:href="https://fretastic.com/guitar" xlink:type="simple">https://fretastic.com/guitar</text:a> 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Guitar resources mega link</text:p>
          </table:table-cell>
          <table:table-cell office:value-type="string" calcext:value-type="string">
            <text:p><text:a xlink:href="https://mega.nz/folder/KIoilagC#3KtnUYdTW53VsQu9QrJS_g" xlink:type="simple">https://mega.nz/folder/KIoilagC#3KtnUYdTW53VsQu9QrJS_g</text:a> </text:p>
          </table:table-cell>
          <table:table-cell office:value-type="string" calcext:value-type="string">
            <text:p>music</text:p>
          </table:table-cell>
          <table:table-cell table:style-name="Default" office:value-type="string" calcext:value-type="string">
            <text:p>guitar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ista komend cmd</text:p>
          </table:table-cell>
          <table:table-cell office:value-type="string" calcext:value-type="string">
            <text:p><text:a xlink:href="https://winiso.pl/poradniki/polecenia-cmd/lista-komend-wiersz-polecen" xlink:type="simple">https://winiso.pl/poradniki/polecenia-cmd/lista-komend-wiersz-polecen</text:a> </text:p>
          </table:table-cell>
          <table:table-cell table:style-name="Default" office:value-type="string" calcext:value-type="string">
            <text:p>pc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heatshe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roblemy z hdd</text:p>
          </table:table-cell>
          <table:table-cell office:value-type="string" calcext:value-type="string">
            <text:p><text:a xlink:href="https://www.benchmark.pl/testy_i_recenzje/rozwiazywanie-podstawowych-problemow-z-dyskami-hdd.html" xlink:type="simple">https://www.benchmark.pl/testy_i_recenzje/rozwiazywanie-podstawowych-problemow-z-dyskami-hdd.html</text:a> 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eb coding challenges</text:p>
          </table:table-cell>
          <table:table-cell office:value-type="string" calcext:value-type="string">
            <text:p><text:a xlink:href="https://zerotomastery.io/community/coding-challenges/" xlink:type="simple">https://zerotomastery.io/community/coding-challenge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7T16:58:18.614000000</meta:creation-date>
    <meta:generator>LibreOffice/6.0.2.1$Windows_X86_64 LibreOffice_project/f7f06a8f319e4b62f9bc5095aa112a65d2f3ac89</meta:generator>
    <dc:date>2023-04-17T20:12:54.169000000</dc:date>
    <meta:editing-duration>PT2H51M33S</meta:editing-duration>
    <meta:editing-cycles>67</meta:editing-cycles>
    <meta:document-statistic meta:table-count="1" meta:cell-count="639" meta:object-count="0"/>
  </office:meta>
</office:document-meta>
</file>